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1320df" officeooo:paragraph-rsid="001320df"/>
    </style:style>
    <style:style style:name="P2" style:family="paragraph" style:parent-style-name="Standard">
      <style:text-properties fo:language="en" fo:country="US" fo:font-weight="normal" officeooo:rsid="001320df" officeooo:paragraph-rsid="001320df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01320df" officeooo:paragraph-rsid="0014c0de" style:font-weight-asian="normal" style:font-weight-complex="normal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officeooo:rsid="0014c0de"/>
    </style:style>
    <style:style style:name="T2" style:family="text">
      <style:text-properties style:font-name="Nimbus Mono PS" officeooo:rsid="0014c0de"/>
    </style:style>
    <style:style style:name="T3" style:family="text">
      <style:text-properties style:font-name="Liberation Serif" officeooo:rsid="0014c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nti Andrea 235808</text:p>
      <text:h text:style-name="P4" text:outline-level="3">Lab 1 exercise 1 – report</text:h>
      <text:p text:style-name="P2">The needed director<text:span text:style-name="T1">ies</text:span> <text:span text:style-name="T1">were created exploiting the fact that </text:span><text:span text:style-name="T2">mkdir</text:span><text:span text:style-name="T3"> can create multiple directories if executed with more than one argument.</text:span></text:p>
      <text:p text:style-name="P3"><text:span text:style-name="T2">mkdir</text:span><text:span text:style-name="T3"> here is used with </text:span><text:span text:style-name="T2">-p</text:span><text:span text:style-name="T3"> that also creates other directories present in the path passed as argument (as an example, </text:span><text:span text:style-name="T2">mkdir -p ex1/bin</text:span><text:span text:style-name="T3"> creates “ex1” before “bin”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9:40:34.673602963</meta:creation-date>
    <dc:date>2018-10-11T18:41:45.679198969</dc:date>
    <meta:editing-duration>PT11M13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1" meta:paragraph-count="4" meta:word-count="57" meta:character-count="346" meta:non-whitespace-character-count="292"/>
  </office:meta>
</office:document-meta>
</file>